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auto-grow-height="true" fo:min-height="4.25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7.22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Modelos de Concorrência</text:span><text:span text:style-name="T1"><text:line-break/></text:span><text:span text:style-name="T1">em Pyth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cessos x threa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cessos</text:p>
          </draw:text-box>
        </draw:frame>
        <draw:frame presentation:style-name="pr4" draw:layer="layout" svg:width="25.199cm" svg:height="11cm" svg:x="1.301cm" svg:y="3.5cm" presentation:class="outline">
          <draw:text-box>
            <text:list text:style-name="L2">
              <text:list-item>
                <text:p>Escalonamento feito pelo sistema operacional</text:p>
                <text:list>
                  <text:list-item>
                    <text:p>SO multi-tarefa preemptivo</text:p>
                    <text:list>
                      <text:list-item>
                        <text:p>Suspende processos para dar a vez a outros</text:p>
                      </text:list-item>
                    </text:list>
                  </text:list-item>
                </text:list>
              </text:list-item>
              <text:list-item>
                <text:p>Memória isolada pelo sistema operacional</text:p>
                <text:list>
                  <text:list-item>
                    <text:p>Troca de dados através de pipes, sockets</text:p>
                    <text:list>
                      <text:list-item>
                        <text:p>Há mecanismos avançados para compartilhar memória, mas eles não suportam "objetos" apenas by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reads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Escalonamento feito pelo sistema operacional</text:p>
                <text:list>
                  <text:list-item>
                    <text:p>Threads do SO em <text:span text:style-name="T2">userland</text:span></text:p>
                    <text:list>
                      <text:list-item>
                        <text:p>Suspende threads para dar a vez a outras</text:p>
                      </text:list-item>
                    </text:list>
                  </text:list-item>
                  <text:list-item>
                    <text:p>No Cpython, existe a GIL (Global Interpreter Lock)</text:p>
                    <text:list>
                      <text:list-item>
                        <text:p>Só uma thread de código Python por vez</text:p>
                      </text:list-item>
                      <text:list-item>
                        <text:p>Extensões binárias podem executar várias threads</text:p>
                      </text:list-item>
                    </text:list>
                  </text:list-item>
                </text:list>
              </text:list-item>
              <text:list-item>
                <text:p>Memória compartilhada</text:p>
                <text:list>
                  <text:list-item>
                    <text:p>Suporte pleno a objetos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0H7M58S</meta:editing-duration>
    <meta:editing-cycles>13</meta:editing-cycles>
    <meta:generator>LibreOffice/7.6.5.2$Linux_X86_64 LibreOffice_project/60$Build-2</meta:generator>
    <dc:title>Portfolio</dc:title>
    <dc:date>2024-04-04T04:34:24.273490872</dc:date>
    <meta:document-statistic meta:object-count="65"/>
  </office:meta>
</office:document-meta>
</file>